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Default_5f_1_5f_1">
      <style:graphic-properties draw:fill="solid" draw:fill-color="#a0a0a2" draw:opacity="50%" draw:textarea-horizontal-align="justify" draw:textarea-vertical-align="middle" draw:auto-grow-height="false" fo:min-height="1.644cm" fo:min-width="5.346cm" draw:shadow="hidden" draw:shadow-offset-x="-0.152cm" draw:shadow-offset-y="0.152cm" draw:shadow-opacity="50%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4" style:family="graphic" style:parent-style-name="Default_5f_1_5f_1">
      <style:graphic-properties draw:stroke="none" draw:fill="none" fo:min-height="0.945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Default_5f_1">
      <style:graphic-properties draw:fill="solid" draw:fill-color="#a0a0a2" draw:opacity="50%" draw:textarea-horizontal-align="justify" draw:textarea-vertical-align="middle" draw:auto-grow-height="false" fo:min-height="1.358cm" fo:min-width="4.337cm" draw:shadow="hidden" draw:shadow-offset-x="-0.152cm" draw:shadow-offset-y="0.152cm" draw:shadow-opacity="50%"/>
    </style:style>
    <style:style style:name="gr7" style:family="graphic" style:parent-style-name="Default_5f_1">
      <style:graphic-properties draw:textarea-horizontal-align="justify" draw:textarea-vertical-align="middle" draw:auto-grow-height="false" fo:min-height="0.322cm" fo:min-width="0.241cm"/>
    </style:style>
    <style:style style:name="gr8" style:family="graphic" style:parent-style-name="Default_5f_1">
      <style:graphic-properties draw:fill="solid" draw:fill-color="#7477b8" draw:opacity="30%" draw:textarea-horizontal-align="justify" draw:textarea-vertical-align="middle" draw:auto-grow-height="false" fo:min-height="11.48cm" fo:min-width="16.772cm" draw:shadow-offset-x="0.203cm" draw:shadow-offset-y="0.203cm" draw:shadow-opacity="30%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4cm" fo:min-width="2.076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09cm" fo:min-width="10.061cm"/>
    </style:style>
    <style:style style:name="gr11" style:family="graphic" style:parent-style-name="Default_5f_1">
      <style:graphic-properties draw:textarea-horizontal-align="justify" draw:textarea-vertical-align="middle" draw:auto-grow-height="false" fo:min-height="0.767cm" fo:min-width="0.008cm"/>
    </style:style>
    <style:style style:name="gr12" style:family="graphic" style:parent-style-name="Default_5f_1">
      <style:graphic-properties draw:fill="solid" draw:fill-color="#a0a0a2" draw:opacity="30%" draw:textarea-horizontal-align="justify" draw:textarea-vertical-align="middle" draw:auto-grow-height="false" fo:min-height="0.456cm" fo:min-width="10.32cm" draw:shadow="hidden" draw:shadow-offset-x="-0.152cm" draw:shadow-offset-y="0.152cm" draw:shadow-opacity="30%"/>
    </style:style>
    <style:style style:name="gr13" style:family="graphic" style:parent-style-name="Default_5f_1">
      <style:graphic-properties draw:stroke="none" draw:fill="none" fo:min-height="0.937cm"/>
    </style:style>
    <style:style style:name="gr14" style:family="graphic" style:parent-style-name="standard">
      <style:graphic-properties draw:fill="solid" draw:fill-color="#1b75bc" draw:opacity="90%" draw:textarea-horizontal-align="justify" draw:textarea-vertical-align="middle" draw:auto-grow-height="false" fo:min-height="0.258cm" fo:min-width="1.786cm" draw:shadow-offset-x="0.203cm" draw:shadow-offset-y="0.203cm" draw:shadow-opacity="90%"/>
    </style:style>
    <style:style style:name="gr15" style:family="graphic" style:parent-style-name="standard">
      <style:graphic-properties draw:fill="solid" draw:fill-color="#454fa1" draw:textarea-horizontal-align="justify" draw:textarea-vertical-align="middle" draw:auto-grow-height="false" fo:min-height="0.258cm" fo:min-width="1.786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17" style:family="graphic" style:parent-style-name="standard">
      <style:graphic-properties draw:fill="solid" draw:fill-color="#182f7c" draw:textarea-horizontal-align="justify" draw:textarea-vertical-align="middle" draw:auto-grow-height="false" fo:min-height="0.258cm" fo:min-width="1.786cm"/>
    </style:style>
    <style:style style:name="gr18" style:family="graphic" style:parent-style-name="standard">
      <style:graphic-properties draw:fill="solid" draw:fill-color="#003d73" draw:textarea-horizontal-align="justify" draw:textarea-vertical-align="middle" draw:auto-grow-height="false" fo:min-height="0.258cm" fo:min-width="1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1" style:family="graphic" style:parent-style-name="standard">
      <style:graphic-properties svg:stroke-width="0.051cm" svg:stroke-color="#0d1f63" draw:marker-start-width="0.355cm" draw:marker-end-width="0.355cm" draw:fill="solid" draw:fill-color="#adc5e7" draw:gradient-step-count="0" draw:opacity="10%" draw:textarea-horizontal-align="justify" draw:textarea-vertical-align="middle" draw:auto-grow-height="false" fo:min-height="6.094cm" fo:min-width="5.716cm" fo:padding-top="0.15cm" fo:padding-bottom="0.15cm" fo:padding-left="0.275cm" fo:padding-right="0.275cm" draw:shadow-offset-x="0.203cm" draw:shadow-offset-y="0.203cm" draw:shadow-opacity="10%"/>
    </style:style>
    <style:style style:name="gr22" style:family="graphic" style:parent-style-name="standard">
      <style:graphic-properties draw:fill="solid" draw:fill-color="#071136"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stroke="none" draw:fill="none" fo:min-height="0.70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48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a0a0a2" draw:opacity="50%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text-properties fo:font-size="2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477b8" draw:opacity="30%"/>
      <style:paragraph-properties fo:text-align="center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8" style:family="paragraph">
      <loext:graphic-properties draw:fill="solid" draw:fill-color="#a0a0a2" draw:opacity="30%"/>
      <style:paragraph-properties fo:text-align="center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solid" draw:fill-color="#1b75bc" draw:opacity="90%"/>
      <style:paragraph-properties fo:text-align="center"/>
    </style:style>
    <style:style style:name="P11" style:family="paragraph">
      <loext:graphic-properties draw:fill="solid" draw:fill-color="#454fa1"/>
      <style:paragraph-properties fo:text-align="center"/>
    </style:style>
    <style:style style:name="P12" style:family="paragraph">
      <loext:graphic-properties draw:fill="solid" draw:fill-color="#182f7c"/>
      <style:paragraph-properties fo:text-align="center"/>
    </style:style>
    <style:style style:name="P13" style:family="paragraph">
      <loext:graphic-properties draw:fill="solid" draw:fill-color="#003d73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8pt" style:font-size-complex="18pt"/>
    </style:style>
    <style:style style:name="P15" style:family="paragraph">
      <loext:graphic-properties draw:fill="solid" draw:fill-color="#adc5e7" draw:gradient-step-count="0" draw:opacity="10%"/>
      <style:paragraph-properties fo:text-align="center"/>
    </style:style>
    <style:style style:name="P16" style:family="paragraph">
      <loext:graphic-properties draw:fill="solid" draw:fill-color="#071136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M Roman 12" fo:font-size="20pt" fo:font-style="italic" fo:text-shadow="none" style:text-underline-style="none" fo:font-weight="bold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style:font-name="LM Roman 12" fo:font-size="20pt" fo:font-style="italic" fo:font-weight="bold" style:font-size-asian="18pt" style:font-size-complex="18pt"/>
    </style:style>
    <style:style style:name="T8" style:family="text">
      <style:text-properties style:font-name="LM Roman 12" fo:font-size="20pt" fo:font-style="italic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1.187cm" svg:x="10.614cm" svg:y="8.159cm">
          <draw:text-box>
            <text:p/>
          </draw:text-box>
        </draw:frame>
        <draw:custom-shape draw:style-name="gr2" draw:text-style-name="P2" draw:layer="layout" svg:width="6.312cm" svg:height="2.044cm" svg:x="9.352cm" svg:y="5.81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5.915cm" svg:height="1.259cm" svg:x="9.803cm" svg:y="6.134cm">
          <draw:text-box>
            <text:p><text:span text:style-name="T1">Run CV(</text:span><text:span text:style-name="T2">A</text:span><text:span text:style-name="T1">, </text:span><text:span text:style-name="T3">α, S</text:span><text:span text:style-name="T4">)</text:span></text:p>
          </draw:text-box>
        </draw:frame>
        <draw:frame draw:style-name="gr4" draw:text-style-name="P4" draw:layer="layout" svg:width="1.27cm" svg:height="1.195cm" svg:x="12.954cm" svg:y="1.186cm">
          <draw:text-box>
            <text:p><text:span text:style-name="T5"><text:s/></text:span></text:p>
          </draw:text-box>
        </draw:frame>
        <draw:frame draw:style-name="gr5" draw:text-style-name="P1" draw:layer="layout" svg:width="0.502cm" svg:height="1.187cm" svg:x="10.144cm" svg:y="8.601cm">
          <draw:text-box>
            <text:p/>
          </draw:text-box>
        </draw:frame>
        <draw:custom-shape draw:style-name="gr6" draw:text-style-name="P2" draw:layer="layout" svg:width="5.223cm" svg:height="1.736cm" svg:x="9.971cm" svg:y="9.236cm">
          <text:p text:style-name="P5">Performa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5" draw:layer="layout" svg:width="0.864cm" svg:height="1.144cm" draw:transform="rotate (-1.55281943549936) translate (13.146cm 8.14cm)">
          <text:p/>
          <draw:enhanced-geometry svg:viewBox="0 0 21600 21600" draw:text-areas="0 ?f0 ?f5 ?f2" draw:type="right-arrow" draw:modifiers="15412.6291618829 5395.283842794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7.272cm" svg:height="11.73cm" svg:x="3.556cm" svg:y="1.77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76cm" svg:height="0.954cm" svg:x="3.556cm" svg:y="1.792cm">
          <draw:text-box>
            <text:p><text:span text:style-name="T6">Tuning</text:span></text:p>
          </draw:text-box>
        </draw:frame>
        <draw:frame draw:style-name="gr10" draw:text-style-name="P1" draw:layer="layout" svg:width="10.561cm" svg:height="1.259cm" svg:x="7.473cm" svg:y="0.287cm">
          <draw:text-box>
            <text:p>Dataset <text:span text:style-name="T7">D</text:span>, Inducer<text:span text:style-name="T8"> </text:span><text:span text:style-name="T7">A</text:span>, Measure <text:span text:style-name="T7">M</text:span></text:p>
          </draw:text-box>
        </draw:frame>
        <draw:custom-shape draw:style-name="gr11" draw:text-style-name="P5" draw:layer="layout" svg:width="1.016cm" svg:height="1.162cm" svg:x="11.992cm" svg:y="1.5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11.684cm" svg:height="0.762cm" svg:x="6.858cm" svg:y="0.6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9" draw:layer="layout" svg:width="0.502cm" svg:height="1.187cm" svg:x="9.723cm" svg:y="8.422cm">
          <draw:text-box>
            <text:p/>
          </draw:text-box>
        </draw:frame>
        <draw:frame draw:style-name="gr13" draw:text-style-name="P9" draw:layer="layout" svg:width="0.502cm" svg:height="1.187cm" svg:x="9.723cm" svg:y="8.422cm">
          <draw:text-box>
            <text:p/>
          </draw:text-box>
        </draw:frame>
        <draw:custom-shape draw:style-name="gr14" draw:text-style-name="P10" draw:layer="layout" svg:width="2.286cm" svg:height="0.508cm" svg:x="14.17cm" svg:y="3.2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86cm" svg:height="0.508cm" svg:x="11.784cm" svg:y="3.2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286cm" svg:height="0.508cm" svg:x="6.998cm" svg:y="3.2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286cm" svg:height="0.508cm" svg:x="9.398cm" svg:y="3.2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286cm" svg:height="0.508cm" svg:x="16.556cm" svg:y="3.24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4.172cm" svg:height="1.381cm" svg:x="6.088cm" svg:y="2.086cm">
          <draw:text-box>
            <text:p><text:span text:style-name="T9">Split Data </text:span><text:span text:style-name="T7">D </text:span><text:span text:style-name="T10">:</text:span></text:p>
          </draw:text-box>
        </draw:frame>
        <draw:frame draw:style-name="gr20" draw:text-style-name="P14" draw:layer="layout" svg:width="3.302cm" svg:height="0.878cm" svg:x="5.988cm" svg:y="3.179cm">
          <draw:text-box>
            <text:p><text:span text:style-name="T10">S:</text:span></text:p>
          </draw:text-box>
        </draw:frame>
        <draw:custom-shape draw:style-name="gr21" draw:text-style-name="P15" draw:layer="layout" svg:width="8.86cm" svg:height="9.04cm" svg:x="8.204cm" svg:y="3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762cm" svg:height="0.762cm" svg:x="7.82cm" svg:y="8.0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0.762cm" svg:height="0.762cm" draw:transform="rotate (-3.12117230134146) translate (17.434cm 8.9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7" draw:layer="layout" svg:width="3.643cm" svg:height="0.954cm" svg:x="16.069cm" svg:y="11.087cm">
          <draw:text-box>
            <text:p><text:span text:style-name="T3">Optimize α</text:span></text:p>
          </draw:text-box>
        </draw:frame>
        <draw:custom-shape draw:style-name="gr11" draw:text-style-name="P5" draw:layer="layout" svg:width="1.016cm" svg:height="1.162cm" svg:x="12.093cm" svg:y="13.1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7" draw:layer="layout" svg:width="6.247cm" svg:height="0.954cm" svg:x="9.755cm" svg:y="14.487cm">
          <draw:text-box>
            <text:p><text:span text:style-name="T1">Best configuration </text:span><text:span text:style-name="T3">α</text:span></text:p>
          </draw:text-box>
        </draw:frame>
        <draw:frame draw:style-name="gr24" draw:text-style-name="P1" draw:layer="layout" svg:width="0.748cm" svg:height="0.954cm" svg:x="15.336cm" svg:y="14.316cm">
          <draw:text-box>
            <text:p>*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6:49:30.607170667</meta:creation-date>
    <dc:date>2018-09-10T04:57:41.652094669</dc:date>
    <meta:editing-duration>PT1H4M9S</meta:editing-duration>
    <meta:editing-cycles>23</meta:editing-cycles>
    <meta:generator>LibreOffice/5.3.1.2$Linux_X86_64 LibreOffice_project/30m0$Build-2</meta:generator>
    <meta:document-statistic meta:object-count="51"/>
  </office:meta>
</office:document-meta>
</file>